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49.02mm"/>
    </style:style>
    <style:style style:name="co5" style:family="table-column">
      <style:table-column-properties fo:break-before="auto" style:column-width="37.02mm"/>
    </style:style>
    <style:style style:name="co6" style:family="table-column">
      <style:table-column-properties fo:break-before="auto" style:column-width="52.55mm"/>
    </style:style>
    <style:style style:name="co7" style:family="table-column">
      <style:table-column-properties fo:break-before="auto" style:column-width="47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95.94mm" svg:height="111.02mm" svg:x="297.61mm" svg:y="8.49mm">
            <loext:p draw:notify-on-update-of-ranges="Sheet1.G2:Sheet1.G21 Sheet1.H1:Sheet1.H1 Sheet1.H2:Sheet1.H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6" table:default-cell-style-name="ce1"/>
        <table:table-row table:style-name="ro1">
          <table:table-cell office:value-type="string" calcext:value-type="string">
            <text:p>Vin pk-pk</text:p>
          </table:table-cell>
          <table:table-cell office:value-type="string" calcext:value-type="string">
            <text:p>frequency in Khz</text:p>
          </table:table-cell>
          <table:table-cell office:value-type="string" calcext:value-type="string">
            <text:p>Vout pk-pk</text:p>
          </table:table-cell>
          <table:table-cell office:value-type="string" calcext:value-type="string">
            <text:p>Vout magnitude</text:p>
          </table:table-cell>
          <table:table-cell office:value-type="string" calcext:value-type="string">
            <text:p>Vout/Vin (A)</text:p>
          </table:table-cell>
          <table:table-cell office:value-type="string" calcext:value-type="string">
            <text:p>20logA</text:p>
          </table:table-cell>
          <table:table-cell office:value-type="string" calcext:value-type="string">
            <text:p>logfrequency</text:p>
          </table:table-cell>
          <table:table-cell office:value-type="string" calcext:value-type="string">
            <text:p>20logA</text:p>
          </table:table-cell>
          <table:table-cell table:number-columns-repeated="1016"/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3" calcext:value-type="float">
            <text:p>3</text:p>
          </table:table-cell>
          <table:table-cell office:value-type="float" office:value="0.13" calcext:value-type="float">
            <text:p>0.13</text:p>
          </table:table-cell>
          <table:table-cell table:formula="of:=[.C2]/2" office:value-type="float" office:value="0.065" calcext:value-type="float">
            <text:p>0.065</text:p>
          </table:table-cell>
          <table:table-cell table:formula="of:=[.C2]/[.A2]" office:value-type="float" office:value="0.0246212121212121" calcext:value-type="float">
            <text:p>0.0246212121</text:p>
          </table:table-cell>
          <table:table-cell table:formula="of:=20*LOG([.E2])" office:value-type="float" office:value="-32.1738114045395" calcext:value-type="float">
            <text:p>-32.1738114045</text:p>
          </table:table-cell>
          <table:table-cell table:formula="of:=LOG([.B2]*1000)" office:value-type="float" office:value="3.47712125471966" calcext:value-type="float">
            <text:p>3.4771212547</text:p>
          </table:table-cell>
          <table:table-cell table:formula="of:=20*LOG([.E2])" office:value-type="float" office:value="-32.1738114045395" calcext:value-type="float">
            <text:p>-32.1738114045</text:p>
          </table:table-cell>
          <table:table-cell table:number-columns-repeated="1016"/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3.2" calcext:value-type="float">
            <text:p>3.2</text:p>
          </table:table-cell>
          <table:table-cell office:value-type="float" office:value="0.24" calcext:value-type="float">
            <text:p>0.24</text:p>
          </table:table-cell>
          <table:table-cell table:formula="of:=[.C3]/2" office:value-type="float" office:value="0.12" calcext:value-type="float">
            <text:p>0.12</text:p>
          </table:table-cell>
          <table:table-cell table:formula="of:=[.C3]/[.A3]" office:value-type="float" office:value="0.0454545454545455" calcext:value-type="float">
            <text:p>0.0454545455</text:p>
          </table:table-cell>
          <table:table-cell table:formula="of:=20*LOG([.E3])" office:value-type="float" office:value="-26.8484536164441" calcext:value-type="float">
            <text:p>-26.8484536164</text:p>
          </table:table-cell>
          <table:table-cell table:formula="of:=LOG([.B3]*1000)" office:value-type="float" office:value="3.50514997831991" calcext:value-type="float">
            <text:p>3.5051499783</text:p>
          </table:table-cell>
          <table:table-cell table:formula="of:=20*LOG([.E3])" office:value-type="float" office:value="-26.8484536164441" calcext:value-type="float">
            <text:p>-26.8484536164</text:p>
          </table:table-cell>
          <table:table-cell table:number-columns-repeated="1016"/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3.5" calcext:value-type="float">
            <text:p>3.5</text:p>
          </table:table-cell>
          <table:table-cell office:value-type="float" office:value="0.3" calcext:value-type="float">
            <text:p>0.3</text:p>
          </table:table-cell>
          <table:table-cell table:formula="of:=[.C4]/2" office:value-type="float" office:value="0.15" calcext:value-type="float">
            <text:p>0.15</text:p>
          </table:table-cell>
          <table:table-cell table:formula="of:=[.C4]/[.A4]" office:value-type="float" office:value="0.0568181818181818" calcext:value-type="float">
            <text:p>0.0568181818</text:p>
          </table:table-cell>
          <table:table-cell table:formula="of:=20*LOG([.E4])" office:value-type="float" office:value="-24.910253356283" calcext:value-type="float">
            <text:p>-24.9102533563</text:p>
          </table:table-cell>
          <table:table-cell table:formula="of:=LOG([.B4]*1000)" office:value-type="float" office:value="3.54406804435028" calcext:value-type="float">
            <text:p>3.5440680444</text:p>
          </table:table-cell>
          <table:table-cell table:formula="of:=20*LOG([.E4])" office:value-type="float" office:value="-24.910253356283" calcext:value-type="float">
            <text:p>-24.9102533563</text:p>
          </table:table-cell>
          <table:table-cell table:number-columns-repeated="1016"/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table:formula="of:=[.C5]/2" office:value-type="float" office:value="0.45" calcext:value-type="float">
            <text:p>0.45</text:p>
          </table:table-cell>
          <table:table-cell table:formula="of:=[.C5]/[.A5]" office:value-type="float" office:value="0.170454545454545" calcext:value-type="float">
            <text:p>0.1704545455</text:p>
          </table:table-cell>
          <table:table-cell table:formula="of:=20*LOG([.E5])" office:value-type="float" office:value="-15.3678282618897" calcext:value-type="float">
            <text:p>-15.3678282619</text:p>
          </table:table-cell>
          <table:table-cell table:formula="of:=LOG([.B5]*1000)" office:value-type="float" office:value="3.60205999132796" calcext:value-type="float">
            <text:p>3.6020599913</text:p>
          </table:table-cell>
          <table:table-cell table:formula="of:=20*LOG([.E5])" office:value-type="float" office:value="-15.3678282618897" calcext:value-type="float">
            <text:p>-15.3678282619</text:p>
          </table:table-cell>
          <table:table-cell table:number-columns-repeated="1016"/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4.1" calcext:value-type="float">
            <text:p>4.1</text:p>
          </table:table-cell>
          <table:table-cell office:value-type="float" office:value="1.5" calcext:value-type="float">
            <text:p>1.5</text:p>
          </table:table-cell>
          <table:table-cell table:formula="of:=[.C6]/2" office:value-type="float" office:value="0.75" calcext:value-type="float">
            <text:p>0.75</text:p>
          </table:table-cell>
          <table:table-cell table:formula="of:=[.C6]/[.A6]" office:value-type="float" office:value="0.284090909090909" calcext:value-type="float">
            <text:p>0.2840909091</text:p>
          </table:table-cell>
          <table:table-cell table:formula="of:=20*LOG([.E6])" office:value-type="float" office:value="-10.9308532695626" calcext:value-type="float">
            <text:p>-10.9308532696</text:p>
          </table:table-cell>
          <table:table-cell table:formula="of:=LOG([.B6]*1000)" office:value-type="float" office:value="3.61278385671973" calcext:value-type="float">
            <text:p>3.6127838567</text:p>
          </table:table-cell>
          <table:table-cell table:formula="of:=20*LOG([.E6])" office:value-type="float" office:value="-10.9308532695626" calcext:value-type="float">
            <text:p>-10.9308532696</text:p>
          </table:table-cell>
          <table:table-cell table:number-columns-repeated="1016"/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4.2" calcext:value-type="float">
            <text:p>4.2</text:p>
          </table:table-cell>
          <table:table-cell office:value-type="float" office:value="3.32" calcext:value-type="float">
            <text:p>3.32</text:p>
          </table:table-cell>
          <table:table-cell table:formula="of:=[.C7]/2" office:value-type="float" office:value="1.66" calcext:value-type="float">
            <text:p>1.66</text:p>
          </table:table-cell>
          <table:table-cell table:formula="of:=[.C7]/[.A7]" office:value-type="float" office:value="0.628787878787879" calcext:value-type="float">
            <text:p>0.6287878788</text:p>
          </table:table-cell>
          <table:table-cell table:formula="of:=20*LOG([.E7])" office:value-type="float" office:value="-4.02991677659552" calcext:value-type="float">
            <text:p>-4.0299167766</text:p>
          </table:table-cell>
          <table:table-cell table:formula="of:=LOG([.B7]*1000)" office:value-type="float" office:value="3.6232492903979" calcext:value-type="float">
            <text:p>3.6232492904</text:p>
          </table:table-cell>
          <table:table-cell table:formula="of:=20*LOG([.E7])" office:value-type="float" office:value="-4.02991677659552" calcext:value-type="float">
            <text:p>-4.0299167766</text:p>
          </table:table-cell>
          <table:table-cell table:number-columns-repeated="1016"/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4.25" calcext:value-type="float">
            <text:p>4.25</text:p>
          </table:table-cell>
          <table:table-cell office:value-type="float" office:value="4" calcext:value-type="float">
            <text:p>4</text:p>
          </table:table-cell>
          <table:table-cell table:formula="of:=[.C8]/2" office:value-type="float" office:value="2" calcext:value-type="float">
            <text:p>2</text:p>
          </table:table-cell>
          <table:table-cell table:formula="of:=[.C8]/[.A8]" office:value-type="float" office:value="0.757575757575758" calcext:value-type="float">
            <text:p>0.7575757576</text:p>
          </table:table-cell>
          <table:table-cell table:formula="of:=20*LOG([.E8])" office:value-type="float" office:value="-2.411478624117" calcext:value-type="float">
            <text:p>-2.4114786241</text:p>
          </table:table-cell>
          <table:table-cell table:formula="of:=LOG([.B8]*1000)" office:value-type="float" office:value="3.62838893005031" calcext:value-type="float">
            <text:p>3.6283889301</text:p>
          </table:table-cell>
          <table:table-cell table:formula="of:=20*LOG([.E8])" office:value-type="float" office:value="-2.411478624117" calcext:value-type="float">
            <text:p>-2.4114786241</text:p>
          </table:table-cell>
          <table:table-cell table:number-columns-repeated="1016"/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4.3" calcext:value-type="float">
            <text:p>4.3</text:p>
          </table:table-cell>
          <table:table-cell office:value-type="float" office:value="2" calcext:value-type="float">
            <text:p>2</text:p>
          </table:table-cell>
          <table:table-cell table:formula="of:=[.C9]/2" office:value-type="float" office:value="1" calcext:value-type="float">
            <text:p>1</text:p>
          </table:table-cell>
          <table:table-cell table:formula="of:=[.C9]/[.A9]" office:value-type="float" office:value="0.378787878787879" calcext:value-type="float">
            <text:p>0.3787878788</text:p>
          </table:table-cell>
          <table:table-cell table:formula="of:=20*LOG([.E9])" office:value-type="float" office:value="-8.43207853739662" calcext:value-type="float">
            <text:p>-8.4320785374</text:p>
          </table:table-cell>
          <table:table-cell table:formula="of:=LOG([.B9]*1000)" office:value-type="float" office:value="3.63346845557959" calcext:value-type="float">
            <text:p>3.6334684556</text:p>
          </table:table-cell>
          <table:table-cell table:formula="of:=20*LOG([.E9])" office:value-type="float" office:value="-8.43207853739662" calcext:value-type="float">
            <text:p>-8.4320785374</text:p>
          </table:table-cell>
          <table:table-cell table:number-columns-repeated="1016"/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4.4" calcext:value-type="float">
            <text:p>4.4</text:p>
          </table:table-cell>
          <table:table-cell office:value-type="float" office:value="1.04" calcext:value-type="float">
            <text:p>1.04</text:p>
          </table:table-cell>
          <table:table-cell table:formula="of:=[.C10]/2" office:value-type="float" office:value="0.52" calcext:value-type="float">
            <text:p>0.52</text:p>
          </table:table-cell>
          <table:table-cell table:formula="of:=[.C10]/[.A10]" office:value-type="float" office:value="0.196969696969697" calcext:value-type="float">
            <text:p>0.196969697</text:p>
          </table:table-cell>
          <table:table-cell table:formula="of:=20*LOG([.E10])" office:value-type="float" office:value="-14.1120116647006" calcext:value-type="float">
            <text:p>-14.1120116647</text:p>
          </table:table-cell>
          <table:table-cell table:formula="of:=LOG([.B10]*1000)" office:value-type="float" office:value="3.64345267648619" calcext:value-type="float">
            <text:p>3.6434526765</text:p>
          </table:table-cell>
          <table:table-cell table:formula="of:=20*LOG([.E10])" office:value-type="float" office:value="-14.1120116647006" calcext:value-type="float">
            <text:p>-14.1120116647</text:p>
          </table:table-cell>
          <table:table-cell table:number-columns-repeated="1016"/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table:formula="of:=[.C11]/2" office:value-type="float" office:value="0.35" calcext:value-type="float">
            <text:p>0.35</text:p>
          </table:table-cell>
          <table:table-cell table:formula="of:=[.C11]/[.A11]" office:value-type="float" office:value="0.132575757575758" calcext:value-type="float">
            <text:p>0.1325757576</text:p>
          </table:table-cell>
          <table:table-cell table:formula="of:=20*LOG([.E11])" office:value-type="float" office:value="-17.5507176503911" calcext:value-type="float">
            <text:p>-17.5507176504</text:p>
          </table:table-cell>
          <table:table-cell table:formula="of:=LOG([.B11]*1000)" office:value-type="float" office:value="3.65321251377534" calcext:value-type="float">
            <text:p>3.6532125138</text:p>
          </table:table-cell>
          <table:table-cell table:formula="of:=20*LOG([.E11])" office:value-type="float" office:value="-17.5507176503911" calcext:value-type="float">
            <text:p>-17.5507176504</text:p>
          </table:table-cell>
          <table:table-cell table:number-columns-repeated="1016"/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4.8" calcext:value-type="float">
            <text:p>4.8</text:p>
          </table:table-cell>
          <table:table-cell office:value-type="float" office:value="0.38" calcext:value-type="float">
            <text:p>0.38</text:p>
          </table:table-cell>
          <table:table-cell table:formula="of:=[.C12]/2" office:value-type="float" office:value="0.19" calcext:value-type="float">
            <text:p>0.19</text:p>
          </table:table-cell>
          <table:table-cell table:formula="of:=[.C12]/[.A12]" office:value-type="float" office:value="0.071969696969697" calcext:value-type="float">
            <text:p>0.071969697</text:p>
          </table:table-cell>
          <table:table-cell table:formula="of:=20*LOG([.E12])" office:value-type="float" office:value="-22.85700651834" calcext:value-type="float">
            <text:p>-22.8570065183</text:p>
          </table:table-cell>
          <table:table-cell table:formula="of:=LOG([.B12]*1000)" office:value-type="float" office:value="3.68124123737559" calcext:value-type="float">
            <text:p>3.6812412374</text:p>
          </table:table-cell>
          <table:table-cell table:formula="of:=20*LOG([.E12])" office:value-type="float" office:value="-22.85700651834" calcext:value-type="float">
            <text:p>-22.8570065183</text:p>
          </table:table-cell>
          <table:table-cell table:number-columns-repeated="1016"/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5" calcext:value-type="float">
            <text:p>5</text:p>
          </table:table-cell>
          <table:table-cell office:value-type="float" office:value="0.32" calcext:value-type="float">
            <text:p>0.32</text:p>
          </table:table-cell>
          <table:table-cell table:formula="of:=[.C13]/2" office:value-type="float" office:value="0.16" calcext:value-type="float">
            <text:p>0.16</text:p>
          </table:table-cell>
          <table:table-cell table:formula="of:=[.C13]/[.A13]" office:value-type="float" office:value="0.0606060606060606" calcext:value-type="float">
            <text:p>0.0606060606</text:p>
          </table:table-cell>
          <table:table-cell table:formula="of:=20*LOG([.E13])" office:value-type="float" office:value="-24.3496788842781" calcext:value-type="float">
            <text:p>-24.3496788843</text:p>
          </table:table-cell>
          <table:table-cell table:formula="of:=LOG([.B13]*1000)" office:value-type="float" office:value="3.69897000433602" calcext:value-type="float">
            <text:p>3.6989700043</text:p>
          </table:table-cell>
          <table:table-cell table:formula="of:=20*LOG([.E13])" office:value-type="float" office:value="-24.3496788842781" calcext:value-type="float">
            <text:p>-24.3496788843</text:p>
          </table:table-cell>
          <table:table-cell table:number-columns-repeated="1016"/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5.2" calcext:value-type="float">
            <text:p>5.2</text:p>
          </table:table-cell>
          <table:table-cell office:value-type="float" office:value="0.28" calcext:value-type="float">
            <text:p>0.28</text:p>
          </table:table-cell>
          <table:table-cell table:formula="of:=[.C14]/2" office:value-type="float" office:value="0.14" calcext:value-type="float">
            <text:p>0.14</text:p>
          </table:table-cell>
          <table:table-cell table:formula="of:=[.C14]/[.A14]" office:value-type="float" office:value="0.053030303030303" calcext:value-type="float">
            <text:p>0.053030303</text:p>
          </table:table-cell>
          <table:table-cell table:formula="of:=20*LOG([.E14])" office:value-type="float" office:value="-25.5095178238319" calcext:value-type="float">
            <text:p>-25.5095178238</text:p>
          </table:table-cell>
          <table:table-cell table:formula="of:=LOG([.B14]*1000)" office:value-type="float" office:value="3.7160033436348" calcext:value-type="float">
            <text:p>3.7160033436</text:p>
          </table:table-cell>
          <table:table-cell table:formula="of:=20*LOG([.E14])" office:value-type="float" office:value="-25.5095178238319" calcext:value-type="float">
            <text:p>-25.5095178238</text:p>
          </table:table-cell>
          <table:table-cell table:number-columns-repeated="1016"/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5.5" calcext:value-type="float">
            <text:p>5.5</text:p>
          </table:table-cell>
          <table:table-cell office:value-type="float" office:value="0.24" calcext:value-type="float">
            <text:p>0.24</text:p>
          </table:table-cell>
          <table:table-cell table:formula="of:=[.C15]/2" office:value-type="float" office:value="0.12" calcext:value-type="float">
            <text:p>0.12</text:p>
          </table:table-cell>
          <table:table-cell table:formula="of:=[.C15]/[.A15]" office:value-type="float" office:value="0.0454545454545455" calcext:value-type="float">
            <text:p>0.0454545455</text:p>
          </table:table-cell>
          <table:table-cell table:formula="of:=20*LOG([.E15])" office:value-type="float" office:value="-26.8484536164441" calcext:value-type="float">
            <text:p>-26.8484536164</text:p>
          </table:table-cell>
          <table:table-cell table:formula="of:=LOG([.B15]*1000)" office:value-type="float" office:value="3.74036268949424" calcext:value-type="float">
            <text:p>3.7403626895</text:p>
          </table:table-cell>
          <table:table-cell table:formula="of:=20*LOG([.E15])" office:value-type="float" office:value="-26.8484536164441" calcext:value-type="float">
            <text:p>-26.8484536164</text:p>
          </table:table-cell>
          <table:table-cell table:number-columns-repeated="1016"/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5.8" calcext:value-type="float">
            <text:p>5.8</text:p>
          </table:table-cell>
          <table:table-cell office:value-type="float" office:value="0.22" calcext:value-type="float">
            <text:p>0.22</text:p>
          </table:table-cell>
          <table:table-cell table:formula="of:=[.C16]/2" office:value-type="float" office:value="0.11" calcext:value-type="float">
            <text:p>0.11</text:p>
          </table:table-cell>
          <table:table-cell table:formula="of:=[.C16]/[.A16]" office:value-type="float" office:value="0.0416666666666667" calcext:value-type="float">
            <text:p>0.0416666667</text:p>
          </table:table-cell>
          <table:table-cell table:formula="of:=20*LOG([.E16])" office:value-type="float" office:value="-27.6042248342321" calcext:value-type="float">
            <text:p>-27.6042248342</text:p>
          </table:table-cell>
          <table:table-cell table:formula="of:=LOG([.B16]*1000)" office:value-type="float" office:value="3.76342799356294" calcext:value-type="float">
            <text:p>3.7634279936</text:p>
          </table:table-cell>
          <table:table-cell table:formula="of:=20*LOG([.E16])" office:value-type="float" office:value="-27.6042248342321" calcext:value-type="float">
            <text:p>-27.6042248342</text:p>
          </table:table-cell>
          <table:table-cell table:number-columns-repeated="1016"/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table:formula="of:=[.C17]/2" office:value-type="float" office:value="0.1" calcext:value-type="float">
            <text:p>0.1</text:p>
          </table:table-cell>
          <table:table-cell table:formula="of:=[.C17]/[.A17]" office:value-type="float" office:value="0.0378787878787879" calcext:value-type="float">
            <text:p>0.0378787879</text:p>
          </table:table-cell>
          <table:table-cell table:formula="of:=20*LOG([.E17])" office:value-type="float" office:value="-28.4320785373966" calcext:value-type="float">
            <text:p>-28.4320785374</text:p>
          </table:table-cell>
          <table:table-cell table:formula="of:=LOG([.B17]*1000)" office:value-type="float" office:value="3.77815125038364" calcext:value-type="float">
            <text:p>3.7781512504</text:p>
          </table:table-cell>
          <table:table-cell table:formula="of:=20*LOG([.E17])" office:value-type="float" office:value="-28.4320785373966" calcext:value-type="float">
            <text:p>-28.4320785374</text:p>
          </table:table-cell>
          <table:table-cell table:number-columns-repeated="1016"/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6.2" calcext:value-type="float">
            <text:p>6.2</text:p>
          </table:table-cell>
          <table:table-cell office:value-type="float" office:value="0.18" calcext:value-type="float">
            <text:p>0.18</text:p>
          </table:table-cell>
          <table:table-cell table:formula="of:=[.C18]/2" office:value-type="float" office:value="0.09" calcext:value-type="float">
            <text:p>0.09</text:p>
          </table:table-cell>
          <table:table-cell table:formula="of:=[.C18]/[.A18]" office:value-type="float" office:value="0.0340909090909091" calcext:value-type="float">
            <text:p>0.0340909091</text:p>
          </table:table-cell>
          <table:table-cell table:formula="of:=20*LOG([.E18])" office:value-type="float" office:value="-29.3472283486101" calcext:value-type="float">
            <text:p>-29.3472283486</text:p>
          </table:table-cell>
          <table:table-cell table:formula="of:=LOG([.B18]*1000)" office:value-type="float" office:value="3.79239168949825" calcext:value-type="float">
            <text:p>3.7923916895</text:p>
          </table:table-cell>
          <table:table-cell table:formula="of:=20*LOG([.E18])" office:value-type="float" office:value="-29.3472283486101" calcext:value-type="float">
            <text:p>-29.3472283486</text:p>
          </table:table-cell>
          <table:table-cell table:number-columns-repeated="1016"/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6.5" calcext:value-type="float">
            <text:p>6.5</text:p>
          </table:table-cell>
          <table:table-cell office:value-type="float" office:value="0.18" calcext:value-type="float">
            <text:p>0.18</text:p>
          </table:table-cell>
          <table:table-cell table:formula="of:=[.C19]/2" office:value-type="float" office:value="0.09" calcext:value-type="float">
            <text:p>0.09</text:p>
          </table:table-cell>
          <table:table-cell table:formula="of:=[.C19]/[.A19]" office:value-type="float" office:value="0.0340909090909091" calcext:value-type="float">
            <text:p>0.0340909091</text:p>
          </table:table-cell>
          <table:table-cell table:formula="of:=20*LOG([.E19])" office:value-type="float" office:value="-29.3472283486101" calcext:value-type="float">
            <text:p>-29.3472283486</text:p>
          </table:table-cell>
          <table:table-cell table:formula="of:=LOG([.B19]*1000)" office:value-type="float" office:value="3.81291335664285" calcext:value-type="float">
            <text:p>3.8129133566</text:p>
          </table:table-cell>
          <table:table-cell table:formula="of:=20*LOG([.E19])" office:value-type="float" office:value="-29.3472283486101" calcext:value-type="float">
            <text:p>-29.3472283486</text:p>
          </table:table-cell>
          <table:table-cell table:number-columns-repeated="1016"/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6.8" calcext:value-type="float">
            <text:p>6.8</text:p>
          </table:table-cell>
          <table:table-cell office:value-type="float" office:value="0.18" calcext:value-type="float">
            <text:p>0.18</text:p>
          </table:table-cell>
          <table:table-cell table:formula="of:=[.C20]/2" office:value-type="float" office:value="0.09" calcext:value-type="float">
            <text:p>0.09</text:p>
          </table:table-cell>
          <table:table-cell table:formula="of:=[.C20]/[.A20]" office:value-type="float" office:value="0.0340909090909091" calcext:value-type="float">
            <text:p>0.0340909091</text:p>
          </table:table-cell>
          <table:table-cell table:formula="of:=20*LOG([.E20])" office:value-type="float" office:value="-29.3472283486101" calcext:value-type="float">
            <text:p>-29.3472283486</text:p>
          </table:table-cell>
          <table:table-cell table:formula="of:=LOG([.B20]*1000)" office:value-type="float" office:value="3.83250891270624" calcext:value-type="float">
            <text:p>3.8325089127</text:p>
          </table:table-cell>
          <table:table-cell table:formula="of:=20*LOG([.E20])" office:value-type="float" office:value="-29.3472283486101" calcext:value-type="float">
            <text:p>-29.3472283486</text:p>
          </table:table-cell>
          <table:table-cell table:number-columns-repeated="1016"/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7" calcext:value-type="float">
            <text:p>7</text:p>
          </table:table-cell>
          <table:table-cell office:value-type="float" office:value="0.16" calcext:value-type="float">
            <text:p>0.16</text:p>
          </table:table-cell>
          <table:table-cell table:formula="of:=[.C21]/2" office:value-type="float" office:value="0.08" calcext:value-type="float">
            <text:p>0.08</text:p>
          </table:table-cell>
          <table:table-cell table:formula="of:=[.C21]/[.A21]" office:value-type="float" office:value="0.0303030303030303" calcext:value-type="float">
            <text:p>0.0303030303</text:p>
          </table:table-cell>
          <table:table-cell table:formula="of:=20*LOG([.E21])" office:value-type="float" office:value="-30.3702787975577" calcext:value-type="float">
            <text:p>-30.3702787976</text:p>
          </table:table-cell>
          <table:table-cell table:formula="of:=LOG([.B21]*1000)" office:value-type="float" office:value="3.84509804001426" calcext:value-type="float">
            <text:p>3.84509804</text:p>
          </table:table-cell>
          <table:table-cell table:formula="of:=20*LOG([.E21])" office:value-type="float" office:value="-30.3702787975577" calcext:value-type="float">
            <text:p>-30.3702787976</text:p>
          </table:table-cell>
          <table:table-cell table:number-columns-repeated="1016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1">00/00/0000</text:date>, <text:time style:data-style-name="N2" text:time-value="17:50:12.7111422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6:41:53.045063114</meta:creation-date>
    <dc:date>2018-03-11T17:50:19.252133765</dc:date>
    <meta:editing-duration>PT15M13S</meta:editing-duration>
    <meta:editing-cycles>6</meta:editing-cycles>
    <meta:generator>LibreOffice/5.1.6.2$Linux_X86_64 LibreOffice_project/10m0$Build-2</meta:generator>
    <meta:document-statistic meta:table-count="1" meta:cell-count="1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595cm" svg:height="11.103cm" xlink:href=".." xlink:type="simple" chart:class="chart:scatter" chart:style-name="ch1">
        <chart:title svg:x="5.375cm" svg:y="0.358cm" chart:style-name="ch2">
          <text:p>BodePlot(20log(Vout/Vin)) vs log(frequency)</text:p>
        </chart:title>
        <chart:legend chart:legend-position="end" svg:x="17.193cm" svg:y="5.252cm" style:legend-expansion="high" chart:style-name="ch3"/>
        <chart:plot-area chart:style-name="ch4" table:cell-range-address="Sheet1.G2:Sheet1.H21 Sheet1.H1:Sheet1.H1" chart:data-source-has-labels="row" svg:x="1.402cm" svg:y="1.359cm" svg:width="15.4cm" svg:height="8.541cm">
          <chartooo:coordinate-region svg:x="2.129cm" svg:y="1.558cm" svg:width="14.433cm" svg:height="8.143cm"/>
          <chart:axis chart:dimension="x" chart:name="primary-x" chart:style-name="ch5">
            <chart:title svg:x="8cm" svg:y="10.122cm" chart:style-name="ch6">
              <text:p>log(frequency)</text:p>
            </chart:title>
          </chart:axis>
          <chart:axis chart:dimension="y" chart:name="primary-y" chart:style-name="ch5">
            <chart:title svg:x="0.451cm" svg:y="6.387cm" chart:style-name="ch7">
              <text:p>20log(|A|)</text:p>
            </chart:title>
            <chart:grid chart:style-name="ch8" chart:class="major"/>
          </chart:axis>
          <chart:series chart:style-name="ch9" chart:values-cell-range-address="Sheet1.H2:Sheet1.H21" chart:label-cell-address="Sheet1.H1:Sheet1.H1" chart:class="chart:scatter">
            <chart:domain table:cell-range-address="Sheet1.G2:Sheet1.G2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20logA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47712125471966">
                <text:p>3.47712125471966</text:p>
                <draw:g>
                  <svg:desc>Sheet1.G2:Sheet1.G21</svg:desc>
                </draw:g>
              </table:table-cell>
              <table:table-cell office:value-type="float" office:value="-32.1738114045395">
                <text:p>-32.1738114045395</text:p>
                <draw:g>
                  <svg:desc>Sheet1.H2:Sheet1.H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0514997831991">
                <text:p>3.50514997831991</text:p>
              </table:table-cell>
              <table:table-cell office:value-type="float" office:value="-26.8484536164441">
                <text:p>-26.84845361644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4406804435028">
                <text:p>3.54406804435028</text:p>
              </table:table-cell>
              <table:table-cell office:value-type="float" office:value="-24.910253356283">
                <text:p>-24.9102533562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0205999132796">
                <text:p>3.60205999132796</text:p>
              </table:table-cell>
              <table:table-cell office:value-type="float" office:value="-15.3678282618897">
                <text:p>-15.36782826188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61278385671973">
                <text:p>3.61278385671973</text:p>
              </table:table-cell>
              <table:table-cell office:value-type="float" office:value="-10.9308532695626">
                <text:p>-10.93085326956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232492903979">
                <text:p>3.6232492903979</text:p>
              </table:table-cell>
              <table:table-cell office:value-type="float" office:value="-4.02991677659552">
                <text:p>-4.029916776595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2838893005031">
                <text:p>3.62838893005031</text:p>
              </table:table-cell>
              <table:table-cell office:value-type="float" office:value="-2.411478624117">
                <text:p>-2.4114786241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63346845557959">
                <text:p>3.63346845557959</text:p>
              </table:table-cell>
              <table:table-cell office:value-type="float" office:value="-8.43207853739662">
                <text:p>-8.432078537396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64345267648619">
                <text:p>3.64345267648619</text:p>
              </table:table-cell>
              <table:table-cell office:value-type="float" office:value="-14.1120116647006">
                <text:p>-14.11201166470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5321251377534">
                <text:p>3.65321251377534</text:p>
              </table:table-cell>
              <table:table-cell office:value-type="float" office:value="-17.5507176503911">
                <text:p>-17.55071765039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8124123737559">
                <text:p>3.68124123737559</text:p>
              </table:table-cell>
              <table:table-cell office:value-type="float" office:value="-22.85700651834">
                <text:p>-22.857006518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9897000433602">
                <text:p>3.69897000433602</text:p>
              </table:table-cell>
              <table:table-cell office:value-type="float" office:value="-24.3496788842781">
                <text:p>-24.34967888427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7160033436348">
                <text:p>3.7160033436348</text:p>
              </table:table-cell>
              <table:table-cell office:value-type="float" office:value="-25.5095178238319">
                <text:p>-25.50951782383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74036268949424">
                <text:p>3.74036268949424</text:p>
              </table:table-cell>
              <table:table-cell office:value-type="float" office:value="-26.8484536164441">
                <text:p>-26.84845361644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76342799356294">
                <text:p>3.76342799356294</text:p>
              </table:table-cell>
              <table:table-cell office:value-type="float" office:value="-27.6042248342321">
                <text:p>-27.60422483423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7815125038364">
                <text:p>3.77815125038364</text:p>
              </table:table-cell>
              <table:table-cell office:value-type="float" office:value="-28.4320785373966">
                <text:p>-28.43207853739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79239168949825">
                <text:p>3.79239168949825</text:p>
              </table:table-cell>
              <table:table-cell office:value-type="float" office:value="-29.3472283486101">
                <text:p>-29.34722834861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81291335664285">
                <text:p>3.81291335664285</text:p>
              </table:table-cell>
              <table:table-cell office:value-type="float" office:value="-29.3472283486101">
                <text:p>-29.34722834861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83250891270624">
                <text:p>3.83250891270624</text:p>
              </table:table-cell>
              <table:table-cell office:value-type="float" office:value="-29.3472283486101">
                <text:p>-29.34722834861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4509804001426">
                <text:p>3.84509804001426</text:p>
              </table:table-cell>
              <table:table-cell office:value-type="float" office:value="-30.3702787975577">
                <text:p>-30.37027879755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